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/>
    </style:style>
    <style:style style:name="TableColumn3" style:family="table-column">
      <style:table-column-properties style:column-width="1.852in"/>
    </style:style>
    <style:style style:name="TableColumn4" style:family="table-column">
      <style:table-column-properties style:column-width="1.8611in"/>
    </style:style>
    <style:style style:name="TableColumn5" style:family="table-column">
      <style:table-column-properties style:column-width="2.4451in"/>
    </style:style>
    <style:style style:name="TableColumn6" style:family="table-column">
      <style:table-column-properties style:column-width="1.2486in"/>
    </style:style>
    <style:style style:name="TableColumn7" style:family="table-column">
      <style:table-column-properties style:column-width="1.5861in"/>
    </style:style>
    <style:style style:name="Table2" style:family="table">
      <style:table-properties style:width="8.993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fo:background-color="#D9D9D9" style:writing-mode="lr-tb" fo:padding-top="0.0104in" fo:padding-left="0.0104in" fo:padding-bottom="0.0104in" fo:padding-right="0.0104in"/>
    </style:style>
    <style:style style:name="P10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11" style:family="table-cell">
      <style:table-cell-properties fo:border="0.0069in solid #000000" fo:background-color="#D9D9D9" style:writing-mode="lr-tb" fo:padding-top="0.0104in" fo:padding-left="0.0104in" fo:padding-bottom="0.0104in" fo:padding-right="0.0104in"/>
    </style:style>
    <style:style style:name="P12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13" style:family="table-cell">
      <style:table-cell-properties fo:border="0.0069in solid #000000" fo:background-color="#D9D9D9" style:writing-mode="lr-tb" fo:padding-top="0.0104in" fo:padding-left="0.0104in" fo:padding-bottom="0.0104in" fo:padding-right="0.0104in"/>
    </style:style>
    <style:style style:name="P14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15" style:family="table-cell">
      <style:table-cell-properties fo:border="0.0069in solid #000000" fo:background-color="#D9D9D9" style:writing-mode="lr-tb" fo:padding-top="0.0104in" fo:padding-left="0.0104in" fo:padding-bottom="0.0104in" fo:padding-right="0.0104in"/>
    </style:style>
    <style:style style:name="P16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17" style:family="table-cell">
      <style:table-cell-properties fo:border="0.0069in solid #000000" fo:background-color="#D9D9D9" style:writing-mode="lr-tb" fo:padding-top="0.0104in" fo:padding-left="0.0104in" fo:padding-bottom="0.0104in" fo:padding-right="0.0104in"/>
    </style:style>
    <style:style style:name="P18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1" style:parent-style-name="Normal" style:family="paragraph">
      <style:paragraph-properties fo:margin-bottom="0in" fo:line-height="100%"/>
    </style:style>
    <style:style style:name="T2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5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ell2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6" style:parent-style-name="Normal" style:family="paragraph">
      <style:paragraph-properties fo:margin-bottom="0in" fo:line-height="100%"/>
    </style:style>
    <style:style style:name="T3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0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4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2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ell4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4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4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4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5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53" style:parent-style-name="Normal" style:family="paragraph">
      <style:paragraph-properties fo:margin-bottom="0in" fo:line-height="100%"/>
    </style:style>
    <style:style style:name="T5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7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ell5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5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6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6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6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6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6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6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66" style:family="table-row">
      <style:table-row-properties/>
    </style:style>
    <style:style style:name="TableCell6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68" style:parent-style-name="Normal" style:family="paragraph">
      <style:paragraph-properties fo:margin-bottom="0in" fo:line-height="100%"/>
    </style:style>
    <style:style style:name="T6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2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7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4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ell7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7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7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7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7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8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8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8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83" style:family="table-row">
      <style:table-row-properties/>
    </style:style>
    <style:style style:name="TableCell8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85" style:parent-style-name="Normal" style:family="paragraph">
      <style:paragraph-properties fo:margin-bottom="0in" fo:line-height="100%"/>
    </style:style>
    <style:style style:name="T8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9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9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91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ell9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9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9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9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9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100" style:family="table-row">
      <style:table-row-properties/>
    </style:style>
    <style:style style:name="TableCell10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02" style:parent-style-name="Normal" style:family="paragraph">
      <style:paragraph-properties fo:margin-bottom="0in" fo:line-height="100%"/>
    </style:style>
    <style:style style:name="T10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0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0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06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10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08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ell10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1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1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1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1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1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1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1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117" style:family="table-row">
      <style:table-row-properties/>
    </style:style>
    <style:style style:name="TableCell11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19" style:parent-style-name="Normal" style:family="paragraph">
      <style:paragraph-properties fo:margin-bottom="0in" fo:line-height="100%"/>
    </style:style>
    <style:style style:name="T12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2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2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23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ell12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2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2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2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2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2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3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3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132" style:family="table-row">
      <style:table-row-properties/>
    </style:style>
    <style:style style:name="TableCell13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34" style:parent-style-name="Normal" style:family="paragraph">
      <style:paragraph-properties fo:margin-bottom="0in" fo:line-height="100%"/>
    </style:style>
    <style:style style:name="T13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3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3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38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13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40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ell14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4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4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4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4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4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4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4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149" style:family="table-row">
      <style:table-row-properties/>
    </style:style>
    <style:style style:name="TableCell15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51" style:parent-style-name="Normal" style:family="paragraph">
      <style:paragraph-properties fo:margin-bottom="0in" fo:line-height="100%"/>
    </style:style>
    <style:style style:name="T15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5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5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55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15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57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ell15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5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6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6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6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6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6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6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166" style:family="table-row">
      <style:table-row-properties/>
    </style:style>
    <style:style style:name="TableCell16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68" style:parent-style-name="Normal" style:family="paragraph">
      <style:paragraph-properties fo:margin-bottom="0in" fo:line-height="100%"/>
    </style:style>
    <style:style style:name="T16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7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7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72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ell17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7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7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7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7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7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7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8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181" style:family="table-row">
      <style:table-row-properties/>
    </style:style>
    <style:style style:name="TableCell18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83" style:parent-style-name="Normal" style:family="paragraph">
      <style:paragraph-properties fo:margin-bottom="0in" fo:line-height="100%"/>
    </style:style>
    <style:style style:name="T18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8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8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87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18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89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ell19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9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9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9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9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9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9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9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198" style:family="table-row">
      <style:table-row-properties/>
    </style:style>
    <style:style style:name="TableCell19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00" style:parent-style-name="Normal" style:family="paragraph">
      <style:paragraph-properties fo:margin-bottom="0in" fo:line-height="100%"/>
    </style:style>
    <style:style style:name="T20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0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0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04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20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06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ell20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0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0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1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1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1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1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1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215" style:family="table-row">
      <style:table-row-properties/>
    </style:style>
    <style:style style:name="TableCell21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17" style:parent-style-name="Normal" style:family="paragraph">
      <style:paragraph-properties fo:margin-bottom="0in" fo:line-height="100%"/>
    </style:style>
    <style:style style:name="T21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1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2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21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ell22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2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2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2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2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2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2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2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230" style:family="table-row">
      <style:table-row-properties/>
    </style:style>
    <style:style style:name="TableCell23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32" style:parent-style-name="Normal" style:family="paragraph">
      <style:paragraph-properties fo:margin-bottom="0in" fo:line-height="100%"/>
    </style:style>
    <style:style style:name="T23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3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3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36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23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38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ell23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4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4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4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4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4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4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4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247" style:family="table-row">
      <style:table-row-properties/>
    </style:style>
    <style:style style:name="TableCell24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49" style:parent-style-name="Normal" style:family="paragraph">
      <style:paragraph-properties fo:margin-bottom="0in" fo:line-height="100%"/>
    </style:style>
    <style:style style:name="T25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5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5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53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25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55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ell25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5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5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5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6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6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6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6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264" style:family="table-row">
      <style:table-row-properties/>
    </style:style>
    <style:style style:name="TableCell265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266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267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268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269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270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271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272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273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274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</office:automatic-styles>
  <office:body>
    <office:text text:use-soft-page-breaks="true">
      <text:p text:style-name="P1">openMetaAnalysis: PICO Table</text:p>
      <text:p text:style-name="Normal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Trial</text:p>
          </table:table-cell>
          <table:table-cell table:style-name="TableCell11">
            <text:p text:style-name="P12">Patients</text:p>
          </table:table-cell>
          <table:table-cell table:style-name="TableCell13">
            <text:p text:style-name="P14">Intervention</text:p>
          </table:table-cell>
          <table:table-cell table:style-name="TableCell15">
            <text:p text:style-name="P16">Comparison</text:p>
          </table:table-cell>
          <table:table-cell table:style-name="TableCell17">
            <text:p text:style-name="P18">Outcome</text:p>
          </table:table-cell>
        </table:table-row>
        <table:table-row table:style-name="TableRow19">
          <table:table-cell table:style-name="TableCell20">
            <text:p text:style-name="P21"><text:span text:style-name="T22">Svoboda, 2007</text:span><text:span text:style-name="T23"><text:line-break/>Hepatogastroenterology</text:span><text:span text:style-name="T24"><text:line-break/>PMID:<text:s/></text:span><text:a xlink:href="http://pubmed.gov/17523274" office:target-frame-name="_top" xlink:show="replace"><text:span text:style-name="T25">17523274</text:span></text:a></text:p>
          </table:table-cell>
          <table:table-cell table:style-name="TableCell26">
            <text:p text:style-name="P27">72 subjects with Severe sepsis after major abdominal surgery or surgery for multiple trauma<text:s/><text:line-break/>• Microbiologically proven infection: not reported<text:line-break/>• Mean age 45.8 years<text:s/></text:p>
          </table:table-cell>
          <table:table-cell table:style-name="TableCell28">
            <text:p text:style-name="P29">First day antibiotic cessation allowed: not defined<text:line-break/>Criteria for antibiotic cessation: not defined<text:line-break/>Other interventions: if severe sepsis with PCT &gt;2 ng/mL, change antibiotics and intravascular devices<text:s/></text:p>
          </table:table-cell>
          <table:table-cell table:style-name="TableCell30">
            <text:p text:style-name="P31">Usual care<text:s/></text:p>
          </table:table-cell>
          <table:table-cell table:style-name="TableCell32">
            <text:p text:style-name="P33">Primary:<text:line-break/>• All cause in-hospital mortality<text:line-break/>Secondary:<text:line-break/>• Duration of ICU stay, and others</text:p>
          </table:table-cell>
        </table:table-row>
        <table:table-row table:style-name="TableRow34">
          <table:table-cell table:style-name="TableCell35">
            <text:p text:style-name="P36"><text:span text:style-name="T37">Nobre, 2008</text:span><text:span text:style-name="T38"><text:line-break/>Am J Respir Crit Care Med</text:span><text:span text:style-name="T39"><text:line-break/>PMID:<text:s/></text:span><text:a xlink:href="http://pubmed.gov/18096708" office:target-frame-name="_top" xlink:show="replace"><text:span text:style-name="T40">18096708</text:span></text:a><text:span text:style-name="T41"><text:line-break/></text:span><text:a xlink:href="https://clinicaltrials.gov/ct2/show/study/NCT00250666" office:target-frame-name="_top" xlink:show="replace"><text:span text:style-name="T42">NCT00250666</text:span></text:a></text:p>
          </table:table-cell>
          <table:table-cell table:style-name="TableCell43">
            <text:p text:style-name="P44">79 subjects with Suspected severe sepsis or septic shock admitted to the ICU<text:s/><text:line-break/>• Microbiologically proven infection: 50%. Blood cultures positive in 32%<text:line-break/>• Mean age 67.7 years</text:p>
          </table:table-cell>
          <table:table-cell table:style-name="TableCell45">
            <text:p text:style-name="P46">First day antibiotic cessation allowed: 3 if initial PCT value less than 1 μg/L, 5 if initial PCT value more than 1 μg/L<text:s/><text:line-break/>Criteria for antibiotic cessation: PCT value decreased over 90% or PCT value lower than 0.25 μg/L<text:s/></text:p>
          </table:table-cell>
          <table:table-cell table:style-name="TableCell47">
            <text:p text:style-name="P48">Usual care<text:s/></text:p>
          </table:table-cell>
          <table:table-cell table:style-name="TableCell49">
            <text:p text:style-name="P50">Primary:<text:line-break/>• Total duration of antimicrobial therapy<text:line-break/>Secondary:<text:line-break/>• All cause 28 day mortality, in-hospital mortality, duration of ICU and hospital stay<text:s/></text:p>
          </table:table-cell>
        </table:table-row>
        <table:table-row table:style-name="TableRow51">
          <table:table-cell table:style-name="TableCell52">
            <text:p text:style-name="P53"><text:span text:style-name="T54">Schroeder, 2009</text:span><text:span text:style-name="T55"><text:line-break/>Langenbecks Arch Surg</text:span><text:span text:style-name="T56"><text:line-break/>PMID:<text:s/></text:span><text:a xlink:href="http://pubmed.gov/19034493" office:target-frame-name="_top" xlink:show="replace"><text:span text:style-name="T57">19034493</text:span></text:a></text:p>
          </table:table-cell>
          <table:table-cell table:style-name="TableCell58">
            <text:p text:style-name="P59">27 subjects with Severe sepsis after surgery and admitted to the surgical ICU<text:line-break/>• Microbiologically proven infection: 67%<text:line-break/>• Mean age 68.8 years</text:p>
          </table:table-cell>
          <table:table-cell table:style-name="TableCell60">
            <text:p text:style-name="P61">First day antibiotic cessation allowed: 1<text:s/><text:line-break/>Criteria for antibiotic cessation: PCT less than 1 ng/mL or declined more than 25% to 35% of the initial concentration within 3 days<text:s/></text:p>
          </table:table-cell>
          <table:table-cell table:style-name="TableCell62">
            <text:p text:style-name="P63">Usual care<text:s/></text:p>
          </table:table-cell>
          <table:table-cell table:style-name="TableCell64">
            <text:p text:style-name="P65">Primary:<text:line-break/>• Total duration of antimicrobial therapy<text:line-break/>Secondary:<text:line-break/>• Others<text:s/></text:p>
          </table:table-cell>
        </table:table-row>
        <table:table-row table:style-name="TableRow66">
          <table:table-cell table:style-name="TableCell67">
            <text:p text:style-name="P68"><text:span text:style-name="T69">Hochreiter, 2009</text:span><text:span text:style-name="T70"><text:line-break/>Crit Care</text:span><text:span text:style-name="T71"><text:line-break/>PMID:<text:s/></text:span><text:a xlink:href="http://pubmed.gov/19493352" office:target-frame-name="_top" xlink:show="replace"><text:span text:style-name="T72">19493352</text:span></text:a><text:span text:style-name="T73"><text:line-break/></text:span><text:a xlink:href="http://www.isrctn.com/ISRCTN10288268" office:target-frame-name="_top" xlink:show="replace"><text:span text:style-name="T74">ISRCTN10288268</text:span></text:a></text:p>
          </table:table-cell>
          <table:table-cell table:style-name="TableCell75">
            <text:p text:style-name="P76">110 subjects with Sepsis (confirmed or highly suspected bacterial infection and at least two<text:s/><text:soft-page-break/>concomitant SIRS criteria) patients admitted to the surgical ICU<text:line-break/>• Microbiologically proven infection: not reported<text:line-break/>• Mean age 66.9 years<text:s/></text:p>
          </table:table-cell>
          <table:table-cell table:style-name="TableCell77">
            <text:p text:style-name="P78">First day antibiotic cessation allowed: 1<text:s/><text:line-break/>Criteria for antibiotic cessation: PCT less than 1 ng/mL or declined<text:s/><text:soft-page-break/>more than 25% to 35% of the initial concentration within 3 days<text:s/></text:p>
          </table:table-cell>
          <table:table-cell table:style-name="TableCell79">
            <text:p text:style-name="P80">Standard regimen of antibiotics over 8 days<text:s/></text:p>
          </table:table-cell>
          <table:table-cell table:style-name="TableCell81">
            <text:p text:style-name="P82">Primary:<text:line-break/>• Total duration of antimicrobial therapy<text:line-break/>Secondary:<text:line-break/><text:soft-page-break/>• Mortality at 90 days<text:line-break/>• All cause mortality at 90 days, duration of ICU stay, and others</text:p>
          </table:table-cell>
        </table:table-row>
        <text:soft-page-break/>
        <table:table-row table:style-name="TableRow83">
          <table:table-cell table:style-name="TableCell84">
            <text:p text:style-name="P85"><text:span text:style-name="T86">Bouadma (PRORATA), 2010</text:span><text:span text:style-name="T87"><text:line-break/>Lancet</text:span><text:span text:style-name="T88"><text:line-break/>PMID:<text:s/></text:span><text:a xlink:href="http://pubmed.gov/20097417" office:target-frame-name="_top" xlink:show="replace"><text:span text:style-name="T89">20097417</text:span></text:a><text:span text:style-name="T90"><text:line-break/></text:span><text:a xlink:href="https://clinicaltrials.gov/ct2/show/study/NCT00472667" office:target-frame-name="_top" xlink:show="replace"><text:span text:style-name="T91">NCT00472667</text:span></text:a></text:p>
          </table:table-cell>
          <table:table-cell table:style-name="TableCell92">
            <text:p text:style-name="P93">621 subjects with suspected bacterial infection admitted to the ICU<text:line-break/>• Microbiologically proven infection: 70%<text:line-break/>• Mean age 61.5 years<text:s/></text:p>
          </table:table-cell>
          <table:table-cell table:style-name="TableCell94">
            <text:p text:style-name="P95">First day antibiotic cessation allowed: 1<text:s/><text:line-break/>Criteria for antibiotic cessation: PCT value decreased over 80% or PCT value lower than 0.5 μg/L<text:s/></text:p>
          </table:table-cell>
          <table:table-cell table:style-name="TableCell96">
            <text:p text:style-name="P97">Usual care<text:s/></text:p>
          </table:table-cell>
          <table:table-cell table:style-name="TableCell98">
            <text:p text:style-name="P99">Primary:<text:line-break/>• All cause mortality at 28 and 60 days<text:s/><text:line-break/>Secondary:<text:line-break/>• Duration of ICU and hospital stay, total number of days on antimicrobial therapy, duration of antimicrobial therapy according to infection site, and others</text:p>
          </table:table-cell>
        </table:table-row>
        <table:table-row table:style-name="TableRow100">
          <table:table-cell table:style-name="TableCell101">
            <text:p text:style-name="P102"><text:span text:style-name="T103">Jensen, 2011</text:span><text:span text:style-name="T104"><text:line-break/>Crit Care Med</text:span><text:span text:style-name="T105"><text:line-break/>PMID:<text:s/></text:span><text:a xlink:href="http://pubmed.gov/21572328" office:target-frame-name="_top" xlink:show="replace"><text:span text:style-name="T106">21572328</text:span></text:a><text:span text:style-name="T107"><text:line-break/></text:span><text:a xlink:href="https://clinicaltrials.gov/ct2/show/study/NCT00271752" office:target-frame-name="_top" xlink:show="replace"><text:span text:style-name="T108">NCT00271752</text:span></text:a></text:p>
          </table:table-cell>
          <table:table-cell table:style-name="TableCell109">
            <text:p text:style-name="P110">1200 subjects with Admitted to the ICU for more than 24 hours<text:line-break/>• 38% had severe sepsis or septic shock<text:line-break/>• Microbiologically proven infection: not reported (83% were 'judged to have infection')<text:line-break/>• Mean age 65.1 years<text:s/></text:p>
          </table:table-cell>
          <table:table-cell table:style-name="TableCell111">
            <text:p text:style-name="P112">First day antibiotic cessation allowed: 0<text:s/><text:line-break/>Criteria for antibiotic cessation: not defined<text:s/><text:line-break/>Other interventions: Escalation of antibiotics/interventions based on PCT of more than 1 μg/L<text:s/></text:p>
          </table:table-cell>
          <table:table-cell table:style-name="TableCell113">
            <text:p text:style-name="P114">Usual care<text:s/></text:p>
          </table:table-cell>
          <table:table-cell table:style-name="TableCell115">
            <text:p text:style-name="P116">Primary:<text:line-break/>• All cause mortality at 28 days<text:line-break/>Secondary:<text:line-break/>• Duration of ICU stay, and others<text:s/></text:p>
          </table:table-cell>
        </table:table-row>
        <table:table-row table:style-name="TableRow117">
          <table:table-cell table:style-name="TableCell118">
            <text:p text:style-name="P119"><text:span text:style-name="T120">Layios, 2012</text:span><text:span text:style-name="T121"><text:line-break/>Crit Care Med</text:span><text:span text:style-name="T122"><text:line-break/>PMID:<text:s/></text:span><text:a xlink:href="http://pubmed.gov/22809906" office:target-frame-name="_top" xlink:show="replace"><text:span text:style-name="T123">22809906</text:span></text:a></text:p>
          </table:table-cell>
          <table:table-cell table:style-name="TableCell124">
            <text:p text:style-name="P125">509 subjects with Sepsis admitted to the ICU (per Layios Table 3, all had sepsis)<text:line-break/>• Microbiologically proven<text:s/><text:soft-page-break/>infection: 61% (87% ot total 'suspected' of having infection)<text:line-break/>• Mean age 65.51 years<text:s/></text:p>
          </table:table-cell>
          <table:table-cell table:style-name="TableCell126">
            <text:p text:style-name="P127">First day antibiotic cessation allowed: 0<text:s/><text:line-break/>Criteria for antibiotic cessation: PCT value lower than 0.5 μg/L<text:s/></text:p>
          </table:table-cell>
          <table:table-cell table:style-name="TableCell128">
            <text:p text:style-name="P129">Usual care<text:s/></text:p>
          </table:table-cell>
          <table:table-cell table:style-name="TableCell130">
            <text:p text:style-name="P131">Primary:<text:line-break/>• Antibiotic consumption days<text:line-break/>Secondary:<text:line-break/>• Others</text:p>
          </table:table-cell>
        </table:table-row>
        <table:table-row table:style-name="TableRow132">
          <table:table-cell table:style-name="TableCell133">
            <text:p text:style-name="P134"><text:span text:style-name="T135">Annane, 2013</text:span><text:span text:style-name="T136"><text:line-break/>BMJ Open</text:span><text:span text:style-name="T137"><text:line-break/>PMID:<text:s/></text:span><text:a xlink:href="http://pubmed.gov/23418298" office:target-frame-name="_top" xlink:show="replace"><text:span text:style-name="T138">23418298</text:span></text:a><text:span text:style-name="T139"><text:line-break/></text:span><text:a xlink:href="https://clinicaltrials.gov/ct2/show/study/NCT01025180" office:target-frame-name="_top" xlink:show="replace"><text:span text:style-name="T140">NCT01025180</text:span></text:a></text:p>
          </table:table-cell>
          <table:table-cell table:style-name="TableCell141">
            <text:p text:style-name="P142">62 subjects with non-microbiologically proven apparent severe sepsis admitted to the ICU<text:line-break/>• Microbiologically proven infection: 0%<text:line-break/>• Mean age 56.5 years<text:s/></text:p>
          </table:table-cell>
          <table:table-cell table:style-name="TableCell143">
            <text:p text:style-name="P144">First day antibiotic cessation allowed: 3<text:s/><text:line-break/>Criteria for antibiotic cessation: PCT value lower than 0.5 μg/L for patients admitted to the medical ICU or lower than 9 μg/L for patients admitted to surgical ICU (less than 4% of patients)<text:s/></text:p>
          </table:table-cell>
          <table:table-cell table:style-name="TableCell145">
            <text:p text:style-name="P146">Usual care<text:s/></text:p>
          </table:table-cell>
          <table:table-cell table:style-name="TableCell147">
            <text:p text:style-name="P148">Primary:<text:line-break/>• Proportion of patients receiving antibiotics at day 5<text:s/><text:line-break/>Secondary:<text:line-break/>• All cause mortality at 5 days,at ICU discharge and at hospital discharge, total number of days on antimicrobial therapy, duration of ICU and hospital stay, and others</text:p>
          </table:table-cell>
        </table:table-row>
        <table:table-row table:style-name="TableRow149">
          <table:table-cell table:style-name="TableCell150">
            <text:p text:style-name="P151"><text:span text:style-name="T152">Oliveira, 2013</text:span><text:span text:style-name="T153"><text:line-break/>Crit Care Med</text:span><text:span text:style-name="T154"><text:line-break/>PMID:<text:s/></text:span><text:a xlink:href="http://pubmed.gov/23921272" office:target-frame-name="_top" xlink:show="replace"><text:span text:style-name="T155">23921272</text:span></text:a><text:span text:style-name="T156"><text:line-break/></text:span><text:a xlink:href="https://clinicaltrials.gov/ct2/show/study/NCT00934011" office:target-frame-name="_top" xlink:show="replace"><text:span text:style-name="T157">NCT00934011</text:span></text:a></text:p>
          </table:table-cell>
          <table:table-cell table:style-name="TableCell158">
            <text:p text:style-name="P159">94 subjects with Severe sepsis or septic shock admitted to the ICU<text:line-break/>• Microbiologically proven infection: 46%. Bllod cultures positive in 21%<text:line-break/>• Mean age 59.6 years<text:s/></text:p>
          </table:table-cell>
          <table:table-cell table:style-name="TableCell160">
            <text:p text:style-name="P161">First day antibiotic cessation allowed: 4 if initial PCT value less than 1 μg/L, 5 if initial PCT value more than 1 μg/L<text:s/><text:line-break/>Criteria for antibiotic cessation: PCT value decreased over 90% if initial PCT value more than 1 μg/L or PCT value lower than 0.1 μg/L if initial PCT value less than 1 μg/L or after 7 days of antibiotic therapy<text:s/></text:p>
          </table:table-cell>
          <table:table-cell table:style-name="TableCell162">
            <text:p text:style-name="P163">protocol based on the serum levels of CRP<text:s/></text:p>
          </table:table-cell>
          <table:table-cell table:style-name="TableCell164">
            <text:p text:style-name="P165">Primary:<text:line-break/>• Duration of antimicrobial therapy<text:s/><text:line-break/>Secondary:<text:line-break/>• Total number of days on antimicrobial therapy, duration of ICU and hospital stay, all-cause mortality at 28 days, and others<text:s/></text:p>
          </table:table-cell>
        </table:table-row>
        <table:table-row table:style-name="TableRow166">
          <table:table-cell table:style-name="TableCell167">
            <text:p text:style-name="P168"><text:span text:style-name="T169">Liu, 2013</text:span><text:span text:style-name="T170"><text:line-break/>Zhonghua Wei Zhong Bing Ji Jiu Yi Xue</text:span><text:span text:style-name="T171"><text:line-break/>PMID:<text:s/></text:span><text:a xlink:href="http://pubmed.gov/24225216" office:target-frame-name="_top" xlink:show="replace"><text:span text:style-name="T172">24225216</text:span></text:a></text:p>
          </table:table-cell>
          <table:table-cell table:style-name="TableCell173">
            <text:p text:style-name="P174">82 subjects with Sepsis admitted to the ICU<text:s/><text:line-break/>• Microbiologically proven infection: not reported but blood cultures positive in<text:s/><text:soft-page-break/>30%<text:line-break/>• Mean age 49.56 years<text:s/></text:p>
          </table:table-cell>
          <table:table-cell table:style-name="TableCell175">
            <text:p text:style-name="P176">First day antibiotic cessation allowed: 1<text:s/><text:line-break/>Criteria for antibiotic cessation: PCT value decreased over 90% or PCT value lower than 0.25 μg/L<text:s/></text:p>
          </table:table-cell>
          <table:table-cell table:style-name="TableCell177">
            <text:p text:style-name="P178">Usual care<text:s/></text:p>
          </table:table-cell>
          <table:table-cell table:style-name="TableCell179">
            <text:p text:style-name="P180">Primary:<text:line-break/>• Duration of antimicrobial therapy<text:line-break/>Secondary:<text:line-break/>• Duration of ICU and<text:s/><text:soft-page-break/>hospital stay, all-cause mortality at 28 days,and others</text:p>
          </table:table-cell>
        </table:table-row>
        <text:soft-page-break/>
        <table:table-row table:style-name="TableRow181">
          <table:table-cell table:style-name="TableCell182">
            <text:p text:style-name="P183"><text:span text:style-name="T184">Deliberato, 2013</text:span><text:span text:style-name="T185"><text:line-break/>Diagnostic Microbiology and Infectious Disease</text:span><text:span text:style-name="T186"><text:line-break/>PMID:<text:s/></text:span><text:a xlink:href="http://pubmed.gov/23711530" office:target-frame-name="_top" xlink:show="replace"><text:span text:style-name="T187">23711530</text:span></text:a><text:span text:style-name="T188"><text:line-break/></text:span><text:a xlink:href="https://clinicaltrials.gov/ct2/show/study/NCT01494675" office:target-frame-name="_top" xlink:show="replace"><text:span text:style-name="T189">NCT01494675</text:span></text:a></text:p>
          </table:table-cell>
          <table:table-cell table:style-name="TableCell190">
            <text:p text:style-name="P191">81 subjects with Sepsis, severe sepsis, or septic shock admitted to the ICU<text:line-break/>• Microbiologically proven infection: 100%<text:line-break/>• Mean age 65.1 years<text:s/></text:p>
          </table:table-cell>
          <table:table-cell table:style-name="TableCell192">
            <text:p text:style-name="P193">First day antibiotic cessation allowed: 5<text:s/><text:line-break/>Criteria for antibiotic cessation: PCT value decreased over 90% or PCT value lower than 0.5 μg/L<text:s/></text:p>
          </table:table-cell>
          <table:table-cell table:style-name="TableCell194">
            <text:p text:style-name="P195">Usual care<text:s/></text:p>
          </table:table-cell>
          <table:table-cell table:style-name="TableCell196">
            <text:p text:style-name="P197">Primary:<text:line-break/>• Duration of antimicrobial therapy<text:line-break/>Secondary:<text:line-break/>• In-hospital mortality, ICU mortality, duration of ICU stay</text:p>
          </table:table-cell>
        </table:table-row>
        <table:table-row table:style-name="TableRow198">
          <table:table-cell table:style-name="TableCell199">
            <text:p text:style-name="P200"><text:span text:style-name="T201">Shehabi (ANZICS Clinical Trials Group), 2014</text:span><text:span text:style-name="T202"><text:line-break/>Am J Respir Crit Care Med</text:span><text:span text:style-name="T203"><text:line-break/>PMID:<text:s/></text:span><text:a xlink:href="http://pubmed.gov/25295709" office:target-frame-name="_top" xlink:show="replace"><text:span text:style-name="T204">25295709</text:span></text:a><text:span text:style-name="T205"><text:line-break/></text:span><text:a xlink:href="http://www.anzctr.org.au/TrialSearch.aspx?searchTxt=ACTRN12610000809033" office:target-frame-name="_top" xlink:show="replace"><text:span text:style-name="T206">ACTRN12610000809033</text:span></text:a></text:p>
          </table:table-cell>
          <table:table-cell table:style-name="TableCell207">
            <text:p text:style-name="P208">394 subjects with suspected sepsis (bacterial infectionwith SIRS) admitted to the ICU<text:line-break/>• Microbiologically proven infection: 61%<text:line-break/>• Mean age 64.4 years</text:p>
          </table:table-cell>
          <table:table-cell table:style-name="TableCell209">
            <text:p text:style-name="P210">First day antibiotic cessation allowed: 1<text:s/><text:line-break/>Criteria for antibiotic cessation: PCT value decreased over 90% or PCT value lower than 0.25 μg/L<text:s/></text:p>
          </table:table-cell>
          <table:table-cell table:style-name="TableCell211">
            <text:p text:style-name="P212">Usual care<text:s/></text:p>
          </table:table-cell>
          <table:table-cell table:style-name="TableCell213">
            <text:p text:style-name="P214">Primary:<text:line-break/>• Duration of antimicrobial therapy at 28 days, hospital discharge, or death, whichever came first<text:line-break/>Secondary:<text:line-break/>• Duration of ICU and hospital stay, death from any cause by 90 days, all-cause mortality, and others</text:p>
          </table:table-cell>
        </table:table-row>
        <table:table-row table:style-name="TableRow215">
          <table:table-cell table:style-name="TableCell216">
            <text:p text:style-name="P217"><text:span text:style-name="T218">Najafi, 2015</text:span><text:span text:style-name="T219"><text:line-break/>Acta Med Iran</text:span><text:span text:style-name="T220"><text:line-break/>PMID:<text:s/></text:span><text:a xlink:href="http://pubmed.gov/26553084" office:target-frame-name="_top" xlink:show="replace"><text:span text:style-name="T221">26553084</text:span></text:a></text:p>
          </table:table-cell>
          <table:table-cell table:style-name="TableCell222">
            <text:p text:style-name="P223">60 subjects with SIRS criteria but no initial source of infection who were admitted to the ICU. Proportion with eventual sepsis or suspected infection not reported.<text:line-break/>• Mean age 40.45 years<text:line-break/>• Microbiologically proven infection: not reported, but<text:s/><text:soft-page-break/>blood cultures positive in 35%</text:p>
          </table:table-cell>
          <table:table-cell table:style-name="TableCell224">
            <text:p text:style-name="P225">First day antibiotic cessation allowed: 0<text:s/><text:line-break/>Criteria for antibiotic cessation: PCT value lower than 2 μg/L<text:s/></text:p>
          </table:table-cell>
          <table:table-cell table:style-name="TableCell226">
            <text:p text:style-name="P227">Usual care<text:s/></text:p>
          </table:table-cell>
          <table:table-cell table:style-name="TableCell228">
            <text:p text:style-name="P229">Primary:<text:line-break/>• Duration of antimicrobial therapy<text:line-break/>Secondary:<text:line-break/>• Early mortality, and others</text:p>
          </table:table-cell>
        </table:table-row>
        <table:table-row table:style-name="TableRow230">
          <table:table-cell table:style-name="TableCell231">
            <text:p text:style-name="P232"><text:span text:style-name="T233">de Jong, 2015</text:span><text:span text:style-name="T234"><text:line-break/>Lancet Infect Dis</text:span><text:span text:style-name="T235"><text:line-break/>PMID:<text:s/></text:span><text:a xlink:href="http://pubmed.gov/26947523" office:target-frame-name="_top" xlink:show="replace"><text:span text:style-name="T236">26947523</text:span></text:a><text:span text:style-name="T237"><text:line-break/></text:span><text:a xlink:href="https://clinicaltrials.gov/ct2/show/study/NCT01139489" office:target-frame-name="_top" xlink:show="replace"><text:span text:style-name="T238">NCT01139489</text:span></text:a></text:p>
          </table:table-cell>
          <table:table-cell table:style-name="TableCell239">
            <text:p text:style-name="P240">1575 subjects with critical illness admitted to the ICU with sepsis (per de Jong's Table 1, all had sepsis)<text:line-break/>• Microbiologically proven infection: not reported, but 'Unknown focus' was 9%<text:line-break/>• Mean age 65 years<text:s/></text:p>
          </table:table-cell>
          <table:table-cell table:style-name="TableCell241">
            <text:p text:style-name="P242">First day antibiotic cessation allowed: 1<text:s/><text:line-break/>Criteria for antibiotic Cessation: PCT value decreased over 80% or PCT value lower than 0.5 μg/L<text:s/></text:p>
          </table:table-cell>
          <table:table-cell table:style-name="TableCell243">
            <text:p text:style-name="P244">Usual care<text:s/></text:p>
          </table:table-cell>
          <table:table-cell table:style-name="TableCell245">
            <text:p text:style-name="P246">Primary:<text:line-break/>• Duration of antimicrobial therapy<text:line-break/>Secondary:<text:line-break/>• Duration of ICU and hospital stay, death from any cause by 28 days and 1 year, and others</text:p>
          </table:table-cell>
        </table:table-row>
        <table:table-row table:style-name="TableRow247">
          <table:table-cell table:style-name="TableCell248">
            <text:p text:style-name="P249"><text:span text:style-name="T250">Bloos, 2015</text:span><text:span text:style-name="T251"><text:line-break/>JAMA Intern Med</text:span><text:span text:style-name="T252"><text:line-break/>PMID:<text:s/></text:span><text:a xlink:href="http://pubmed.gov/27428731" office:target-frame-name="_top" xlink:show="replace"><text:span text:style-name="T253">27428731</text:span></text:a><text:span text:style-name="T254"><text:line-break/></text:span><text:a xlink:href="https://clinicaltrials.gov/ct2/show/study/NCT00832039" office:target-frame-name="_top" xlink:show="replace"><text:span text:style-name="T255">NCT00832039</text:span></text:a></text:p>
          </table:table-cell>
          <table:table-cell table:style-name="TableCell256">
            <text:p text:style-name="P257">1089 subjects with severe sepsis or septic shock admitted to the ICU<text:line-break/>• Mean age 65.7 years</text:p>
          </table:table-cell>
          <table:table-cell table:style-name="TableCell258">
            <text:p text:style-name="P259">First day antibiotic cessation allowed: 7<text:line-break/>Criteria for antibiotic cessation: PCT value decreased over 50% or PCT value lower than 1 μg/L<text:s/></text:p>
          </table:table-cell>
          <table:table-cell table:style-name="TableCell260">
            <text:p text:style-name="P261">Usual care<text:s/></text:p>
          </table:table-cell>
          <table:table-cell table:style-name="TableCell262">
            <text:p text:style-name="P263">Primary:<text:line-break/>• All cause mortality at 28 days<text:line-break/>Secondary:<text:line-break/>• Duration of ICU and hospital stay, duration of antimicrobial therapy, and others</text:p>
          </table:table-cell>
        </table:table-row>
        <table:table-row table:style-name="TableRow264">
          <table:table-cell table:style-name="TableCell265">
            <text:p text:style-name="P266">Trial</text:p>
          </table:table-cell>
          <table:table-cell table:style-name="TableCell267">
            <text:p text:style-name="P268">Patients</text:p>
          </table:table-cell>
          <table:table-cell table:style-name="TableCell269">
            <text:p text:style-name="P270">Intervention</text:p>
          </table:table-cell>
          <table:table-cell table:style-name="TableCell271">
            <text:p text:style-name="P272">Comparison</text:p>
          </table:table-cell>
          <table:table-cell table:style-name="TableCell273">
            <text:p text:style-name="P274">Outcome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obert Badgett</meta:initial-creator>
    <dc:creator>Robert Badgett</dc:creator>
    <meta:creation-date>2017-05-07T17:46:00Z</meta:creation-date>
    <dc:date>2017-05-07T17:54:00Z</dc:date>
    <meta:template xlink:href="Normal.dotm" xlink:type="simple"/>
    <meta:editing-cycles>3</meta:editing-cycles>
    <meta:editing-duration>PT480S</meta:editing-duration>
    <meta:document-statistic meta:page-count="5" meta:paragraph-count="19" meta:word-count="1481" meta:character-count="9908" meta:row-count="70" meta:non-whitespace-character-count="8446"/>
  </office:meta>
</office:document-meta>
</file>